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6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7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8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9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0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1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2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3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14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5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6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7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18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19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P20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21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22" style:family="paragraph" style:parent-style-name="Preformatted_20_Text">
      <style:paragraph-properties fo:margin-top="0in" fo:margin-bottom="0.1965in" style:contextual-spacing="false"/>
    </style:style>
    <style:style style:name="P23" style:family="paragraph" style:parent-style-name="Standard">
      <style:text-properties fo:font-weight="bold" officeooo:rsid="00186c4c" officeooo:paragraph-rsid="00186c4c" style:font-weight-asian="bold" style:font-weight-complex="bold"/>
    </style:style>
    <style:style style:name="P24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25" style:family="paragraph" style:parent-style-name="Standard">
      <style:text-properties fo:font-weight="normal" officeooo:rsid="00199653" officeooo:paragraph-rsid="00199653" style:font-weight-asian="normal" style:font-weight-complex="normal"/>
    </style:style>
    <style:style style:name="T1" style:family="text">
      <style:text-properties officeooo:rsid="0006d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sbt</text:p>
      <text:p text:style-name="P1"/>
      <text:p text:style-name="P20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22"/>
      <text:p text:style-name="P22">sudo apt-get install sbt</text:p>
      <text:p text:style-name="P23">Visual Studio Code</text:p>
      <text:p text:style-name="P1"/>
      <text:p text:style-name="P5">- Instalar la extensión Scala(Metals) en el Visual Studio Code.</text:p>
      <text:p text:style-name="P5"/>
      <text:p text:style-name="P6">Ver las instrucciones en <text:a xlink:type="simple" xlink:href="https://www.scala-sbt.org/0.13/docs/Hello.html">https://www.scala-sbt.org/0.13/docs/Hello.html</text:a></text:p>
      <text:p text:style-name="P6"/>
      <text:p text:style-name="P21"><text:span text:style-name="Source_20_Text">$ sbt new sbt/scala-seed.g8</text:span></text:p>
      <text:p text:style-name="P7">(para crear un proyecto sbt <text:span text:style-name="T1">básico</text:span>)</text:p>
      <text:p text:style-name="P7"/>
      <text:p text:style-name="P7">En el directorio del proyecto, hacer</text:p>
      <text:p text:style-name="P7">$ sbt</text:p>
      <text:p text:style-name="P7">run</text:p>
      <text:p text:style-name="P7">para correrlo...</text:p>
      <text:p text:style-name="P7"/>
      <text:p text:style-name="P8">Desde el Visual Studio Code, hacer “Open Folder” y elegir la carpeta del proyecto. Saldrá una ventana preguntando si se desea importar el sbt project en el VS Code, decir que sí.</text:p>
      <text:p text:style-name="P8"/>
      <text:p text:style-name="P9">Puede llegar a requerir un tiempo..</text:p>
      <text:p text:style-name="P9"/>
      <text:p text:style-name="P10">Desde el Visual Studio Code, generar una terminal. Desde ahí, hacer </text:p>
      <text:p text:style-name="P10">sbt</text:p>
      <text:p text:style-name="P10"/>
      <text:p text:style-name="P10">y luego</text:p>
      <text:p text:style-name="P10">run</text:p>
      <text:p text:style-name="P10"/>
      <text:p text:style-name="P16">O directamente, </text:p>
      <text:p text:style-name="P16">sbt run</text:p>
      <text:p text:style-name="P25">(es lento correr el sbt, así que esto no se recomienda desde la consola)</text:p>
      <text:p text:style-name="P10"/>
      <text:p text:style-name="P3">Scala IDE</text:p>
      <text:p text:style-name="P3"/>
      <text:p text:style-name="P14">Agregar librerías:</text:p>
      <text:p text:style-name="P14"/>
      <text:p text:style-name="P14">Project → Properties → Java Build Path → Tab “Libraries”.</text:p>
      <text:p text:style-name="P10"/>
      <text:p text:style-name="P10"/>
      <text:p text:style-name="P15">Agregar un paquete::</text:p>
      <text:p text:style-name="P15"/>
      <text:p text:style-name="P15">Hacerlo como agregar “Folder” en la carpeta “src”, no hacer lo de package.</text:p>
      <text:p text:style-name="P10"/>
      <text:p text:style-name="P4">IntelliJ Idea</text:p>
      <text:p text:style-name="P4"><text:soft-page-break/></text:p>
      <text:p text:style-name="P17">Al instalarlo, instalar también el Scala.</text:p>
      <text:p text:style-name="P17">Hacer un nuevo proyecto, ir a la izquierda y elegir “Scala”, y a la derecha marcar “sbt project (recommended)”. Proseguir con eso.</text:p>
      <text:p text:style-name="P17">Esperar al crear proyecto scala que se ejecuten los background projects</text:p>
      <text:p text:style-name="P10"/>
      <text:p text:style-name="P18">A veces, para que ande bien es necesario restartear el Idea.</text:p>
      <text:p text:style-name="P10"/>
      <text:p text:style-name="P19">Build project, tira excepción...</text:p>
      <text:p text:style-name="P19"/>
      <text:p text:style-name="P19">Luego Run.</text:p>
      <text:p text:style-name="P10"/>
      <text:p text:style-name="P2">Preguntas</text:p>
      <text:p text:style-name="P11">¿Cómo sabe qué archivo correr de todos los del proyecto?</text:p>
      <text:p text:style-name="P12">Debe ser por los objetos que extienden “App”, que los hace ejecutables.</text:p>
      <text:p text:style-name="P12"/>
      <text:p text:style-name="P13">Uso de consola de scala en el “sbt”: ejecutar “console” dentro de la consola del s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4.2.8.2$Linux_X86_64 LibreOffice_project/420m0$Build-2</meta:generator>
    <dc:date>2019-08-14T19:56:16.836626029</dc:date>
    <dc:creator>lbali </dc:creator>
    <meta:editing-duration>PT22M42S</meta:editing-duration>
    <meta:editing-cycles>23</meta:editing-cycles>
    <meta:document-statistic meta:table-count="0" meta:image-count="0" meta:object-count="0" meta:page-count="2" meta:paragraph-count="39" meta:word-count="264" meta:character-count="1675" meta:non-whitespace-character-count="1450"/>
  </office:meta>
</office:document-meta>
</file>